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64a" officeooo:paragraph-rsid="0073d007"/>
    </style:style>
    <style:style style:name="P2" style:family="paragraph" style:parent-style-name="Standard">
      <style:text-properties officeooo:rsid="00019342" officeooo:paragraph-rsid="0073d007"/>
    </style:style>
    <style:style style:name="P3" style:family="paragraph" style:parent-style-name="Standard">
      <style:text-properties officeooo:rsid="00019342" officeooo:paragraph-rsid="00762d15"/>
    </style:style>
    <style:style style:name="P4" style:family="paragraph" style:parent-style-name="Standard">
      <style:text-properties officeooo:rsid="000336fe" officeooo:paragraph-rsid="0073d007"/>
    </style:style>
    <style:style style:name="P5" style:family="paragraph" style:parent-style-name="Standard">
      <style:text-properties officeooo:rsid="0005af08" officeooo:paragraph-rsid="0073d007"/>
    </style:style>
    <style:style style:name="P6" style:family="paragraph" style:parent-style-name="Standard">
      <style:paragraph-properties fo:text-align="center" style:justify-single-word="false"/>
      <style:text-properties officeooo:rsid="00762d15" officeooo:paragraph-rsid="00762d15"/>
    </style:style>
    <style:style style:name="P7" style:family="paragraph" style:parent-style-name="Standard">
      <style:text-properties officeooo:rsid="0076d027" officeooo:paragraph-rsid="0076d027"/>
    </style:style>
    <style:style style:name="P8" style:family="paragraph" style:parent-style-name="codesample">
      <style:text-properties officeooo:rsid="00762d15" officeooo:paragraph-rsid="00762d15"/>
    </style:style>
    <style:style style:name="P9" style:family="paragraph" style:parent-style-name="Text_20_body">
      <style:paragraph-properties fo:text-align="center" style:justify-single-word="false"/>
      <style:text-properties officeooo:rsid="0076d027" officeooo:paragraph-rsid="0076d027"/>
    </style:style>
    <style:style style:name="P10" style:family="paragraph" style:parent-style-name="Text_20_body">
      <style:paragraph-properties fo:text-align="start" style:justify-single-word="false"/>
      <style:text-properties officeooo:rsid="0076d027" officeooo:paragraph-rsid="0076d027"/>
    </style:style>
    <style:style style:name="T1" style:family="text">
      <style:text-properties fo:color="#ff0000" officeooo:rsid="0076d027"/>
    </style:style>
    <style:style style:name="T2" style:family="text">
      <style:text-properties officeooo:rsid="000490a6"/>
    </style:style>
    <style:style style:name="T3" style:family="text">
      <style:text-properties officeooo:rsid="0007464a"/>
    </style:style>
    <style:style style:name="T4" style:family="text">
      <style:text-properties officeooo:rsid="00762d15"/>
    </style:style>
    <style:style style:name="T5" style:family="text">
      <style:text-properties officeooo:rsid="0076d0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pro <text:span text:style-name="T4">G</text:span>uide – <text:span text:style-name="T4">A</text:span>dding <text:span text:style-name="T4">F</text:span>unctions to <text:span text:style-name="T4">P</text:span>rocess <text:span text:style-name="T4">D</text:span>ata</text:p>
      <text:p text:style-name="P2"/>
      <text:p text:style-name="P3"><text:tab/>Datapro 3.0 has many functions to process data. These functions include basic polynomial functions and the <text:span text:style-name="T4">Steinhart-Hart equation</text:span> for processing thermistor values. These functions are represented as classes derived form the equation base class. They are located in equations.py in csv_lib. More equations can be added to expand the capabilities of data pro by following these step.</text:p>
      <text:p text:style-name="P2"/>
      <text:p text:style-name="P4">Step 1: Create a new equation.</text:p>
      <text:p text:style-name="P4"><text:tab/><text:span text:style-name="T2">Equations are represented as classes that generate the answer to a specific instance when created, as seen in the flowing example. The answer is stored in the result member variable of the class</text:span></text:p>
      <text:p text:style-name="P4"/>
      <text:p text:style-name="codesample">import csv_lib.equations as eq</text:p>
      <text:p text:style-name="codesample">ans = eq.poly(10, (5,2)) <text:s/># calculates 5x + 2x^2 for x = 10</text:p>
      <text:p text:style-name="codesample">print ans.result <text:s text:c="15"/># prints 25.0</text:p>
      <text:p text:style-name="P6">Code Sample: how to use an equation</text:p>
      <text:p text:style-name="P6"/>
      <text:p text:style-name="P5"><text:tab/><text:span text:style-name="T4">An equation Class can be created by having it inherit from equation. Set the __init__ function take, the value(s) being operated on and any constants needed, store them as class member variables. Then at the end of __init__ invoke the super function to call equations base class. this will call the calc function we need to define.</text:span></text:p>
      <text:p text:style-name="P5"/>
      <text:p text:style-name="P5"><text:tab/><text:span text:style-name="T3">Define a class function called calc. This function should preform the calculation you for your function and store the answer in result. The example below is defined in equations.py in the csv_lib directory of csv_utilities. </text:span></text:p>
      <text:p text:style-name="P5"/>
      <text:p text:style-name="P8">class poly(equation):</text:p>
      <text:p text:style-name="P8"><text:s text:c="4"/>""" </text:p>
      <text:p text:style-name="P8"><text:s text:c="8"/>This class represents a polynomial function with a variable number of </text:p>
      <text:p text:style-name="P8"><text:s text:c="4"/>terms. The coefficient for each term should be passed in a tuple containing </text:p>
      <text:p text:style-name="P8"><text:s text:c="4"/>the coefficients value at the power term it will be used at. </text:p>
      <text:p text:style-name="P8"><text:s text:c="4"/>(ie. 4x^2 + 1 is (1 , 0, 4), or 5x^3 is (0, 0, 0, 5) <text:s text:c="2"/></text:p>
      <text:p text:style-name="P8"><text:s text:c="4"/>"""</text:p>
      <text:p text:style-name="P8"><text:s text:c="4"/></text:p>
      <text:p text:style-name="P8"><text:s text:c="4"/>def __init__ (self, var, coefs, bad_val = 6999):</text:p>
      <text:p text:style-name="P8"><text:s text:c="8"/>""" </text:p>
      <text:p text:style-name="P8"><text:s text:c="8"/>Class initializer</text:p>
      <text:p text:style-name="P8"><text:s text:c="8"/></text:p>
      <text:p text:style-name="P8"><text:s text:c="8"/>Arguments:</text:p>
      <text:p text:style-name="P8"><text:s text:c="12"/>var: <text:s text:c="11"/>(convertible to float) <text:s/>the domain value</text:p>
      <text:p text:style-name="P8"><text:s text:c="12"/>coefs: <text:s text:c="9"/>(tuple of numbers) the cofficents for the polynomial</text:p>
      <text:p text:style-name="P8"><text:s text:c="12"/>bad_val: <text:s text:c="7"/>(convertible to int) the value to indicate a </text:p>
      <text:p text:style-name="P8"><text:s text:c="24"/>bad data item <text:s/></text:p>
      <text:p text:style-name="P8"><text:s text:c="8"/>"""</text:p>
      <text:p text:style-name="P8"><text:s text:c="8"/>self.coefs = coefs</text:p>
      <text:p text:style-name="P8"><text:s text:c="8"/>super(poly, self).__init__(var, bad_val)</text:p>
      <text:p text:style-name="P8"><text:s text:c="8"/></text:p>
      <text:p text:style-name="P8"><text:s text:c="4"/>def calc(self):</text:p>
      <text:p text:style-name="P8"><text:s text:c="8"/>"""</text:p>
      <text:p text:style-name="P8"><text:s text:c="8"/>Calculates the polynomial function value</text:p>
      <text:p text:style-name="P8"><text:s text:c="8"/>"""</text:p>
      <text:p text:style-name="P8"><text:s text:c="8"/>if abs(self.variable) &gt;= 6999:</text:p>
      <text:p text:style-name="P8"><text:s text:c="12"/>self.result = self.bad_value</text:p>
      <text:p text:style-name="P8"><text:s text:c="12"/>return</text:p>
      <text:p text:style-name="P8"><text:s text:c="8"/></text:p>
      <text:p text:style-name="P8"><text:soft-page-break/><text:s text:c="8"/>temp = 0 </text:p>
      <text:p text:style-name="P8"><text:s text:c="8"/>for idx in range(len(self.coefs)):</text:p>
      <text:p text:style-name="P8"><text:s text:c="12"/>temp += float(self.coefs[idx]) * self.variable ** idx</text:p>
      <text:p text:style-name="P8"><text:s text:c="8"/>self.result = temp</text:p>
      <text:p text:style-name="P6">code sample: Polynomial Example</text:p>
      <text:p text:style-name="P7"/>
      <text:p text:style-name="P1"/>
      <text:p text:style-name="P1">step 2: adding the function to data pro.</text:p>
      <text:p text:style-name="P1"/>
      <text:p text:style-name="P1"><text:s/><text:tab/>In the function process_data_point in <text:span text:style-name="T5">D</text:span>atapro add the data type you wish to process as an option in the if elif block. In your elif block use the equation to get the result and return the value.</text:p>
      <text:p text:style-name="P1"/>
      <text:p text:style-name="codesample"><text:s text:c="8"/>if d_type == "num" or d_type == "net" or d_type == "precip":</text:p>
      <text:p text:style-name="codesample"><text:s text:c="12"/>return data_point</text:p>
      <text:p text:style-name="codesample"/>
      <text:p text:style-name="codesample"><text:s text:c="8"/>elif d_type == "therm" or d_type == "thermF":</text:p>
      <text:p text:style-name="codesample"><text:s text:c="12"/>value = eq.thermistor(data_point, param["Coef_1"], param["Coef_2"],</text:p>
      <text:p text:style-name="codesample"><text:s text:c="34"/>param["Coef_3"], param["Coef_4"],</text:p>
      <text:p text:style-name="codesample"><text:s text:c="34"/>self.key_file["bad_data_val"]).result</text:p>
      <text:p text:style-name="codesample"><text:s text:c="12"/>if value != float(self.key_file["bad_data_val"]) and \</text:p>
      <text:p text:style-name="codesample"><text:s text:c="52"/>d_type == "thermF":</text:p>
      <text:p text:style-name="codesample"><text:s text:c="16"/>value = value * 9.0 / 5.0 + 32</text:p>
      <text:p text:style-name="codesample"><text:s text:c="12"/>return value</text:p>
      <text:p text:style-name="codesample"/>
      <text:p text:style-name="codesample"><text:s text:c="8"/>elif d_type == "poly": <text:span text:style-name="T1"># do something like this</text:span></text:p>
      <text:p text:style-name="codesample"><text:s text:c="12"/>return eq.poly(data_point, param.coefs,</text:p>
      <text:p text:style-name="codesample"><text:s text:c="27"/>self.key_file["bad_data_val"]).result</text:p>
      <text:p text:style-name="P9">Code Sample: adding functions to Datapro</text:p>
      <text:p text:style-name="P10"><text:tab/>Datapro should be able to process any data provided by a param file with the “poly” data type now(note: this is already in there). Also shown is what happens for some of the other data types: num, net, precip, therm, and thermF.</text:p>
      <text:p text:style-name="P10"><text:tab/>Another option would be to do any calculations needed directly in the elif block, it may improve speed slightly but it would decrease read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Standard">
      <style:paragraph-properties fo:text-align="start" style:justify-single-word="false" fo:background-color="#c0c0c0">
        <style:background-image/>
      </style:paragraph-properties>
      <style:text-properties style:font-name="Monospace" fo:font-family="Monospace" style:font-pitch="fixed" fo:font-size="10pt" officeooo:rsid="003af625" style:font-size-asian="10pt" style:font-size-complex="10pt"/>
    </style:style>
    <style:style style:name="cmdline" style:family="paragraph" style:parent-style-name="Standard">
      <style:paragraph-properties fo:text-align="start" style:justify-single-word="false" fo:background-color="#000000">
        <style:background-image/>
      </style:paragraph-properties>
      <style:text-properties fo:color="#ffffff" style:font-name="Monospace" fo:font-family="Monospace" style:font-pitch="fixed" fo:font-size="10pt" officeooo:rsid="003bd449"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07:53:54.391316901</meta:creation-date>
    <dc:date>2014-12-17T10:01:52.357637123</dc:date>
    <meta:editing-duration>PT8H47M51S</meta:editing-duration>
    <meta:editing-cycles>83</meta:editing-cycles>
    <meta:generator>LibreOffice/4.2.7.2$Linux_x86 LibreOffice_project/420m0$Build-2</meta:generator>
    <meta:document-statistic meta:table-count="0" meta:image-count="0" meta:object-count="0" meta:page-count="2" meta:paragraph-count="62" meta:word-count="545" meta:character-count="3943" meta:non-whitespace-character-count="2878"/>
  </office:meta>
</office:document-meta>
</file>